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4" style:parent-style-name="Normal" style:family="paragraph">
      <style:paragraph-properties fo:line-height="100%"/>
    </style:style>
    <style:style style:name="T5" style:parent-style-name="Fuentedepárrafopredeter." style:family="text">
      <style:text-properties style:font-name="Arial" style:font-name-complex="Arial"/>
    </style:style>
    <style:style style:name="T6" style:parent-style-name="Fuentedepárrafopredeter." style:family="text">
      <style:text-properties style:font-name="Arial" style:font-name-complex="Arial"/>
    </style:style>
    <style:style style:name="T7" style:parent-style-name="Fuentedepárrafopredeter." style:family="text">
      <style:text-properties style:font-name="Arial" style:font-name-complex="Arial"/>
    </style:style>
    <style:style style:name="P8" style:parent-style-name="Normal" style:family="paragraph">
      <style:paragraph-properties fo:line-height="100%"/>
    </style:style>
    <style:style style:name="T9" style:parent-style-name="Fuentedepárrafopredeter." style:family="text">
      <style:text-properties style:font-name="Arial" style:font-name-complex="Arial"/>
    </style:style>
    <style:style style:name="P10" style:parent-style-name="Normal" style:family="paragraph">
      <style:paragraph-properties fo:text-align="justify" fo:line-height="150%"/>
      <style:text-properties style:font-name="Arial" style:font-name-complex="Arial" fo:hyphenate="true"/>
    </style:style>
    <style:style style:name="P11" style:parent-style-name="Normal" style:family="paragraph">
      <style:paragraph-properties fo:text-align="justify" fo:line-height="150%"/>
      <style:text-properties style:font-name="Arial" style:font-name-complex="Arial" fo:hyphenate="true"/>
    </style:style>
  </office:automatic-styles>
  <office:body>
    <office:text text:use-soft-page-breaks="true">
      <text:p text:style-name="P1">Personalmente, elegí esta temática ya que considero que hoy en día nuestra sociedad pone su foco de atención en nimiedades, como pueden ser realities o cotilleos, que no son malos perse, pero que nos distraen de cosas realmente<text:s/>importantes, tanto como entendernos a nosotros mismos y nuestra naturaleza.</text:p>
      <text:p text:style-name="Normal">el no saber que o quien somos o si realmente tenemos libre albedrio o vivimos en un universo determinista. Estos temas son los que, considero yo deberían ser los que deberían hablarse con mayor frecuencia.</text:p>
      <text:p text:style-name="Normal">Por esto, en el trabajo también se incluye la creación de un medio de divulgación, un minijuego, porque son muy utilizados hoy en día.</text:p>
      <text:p text:style-name="Normal"/>
      <text:p text:style-name="Normal"/>
      <text:p text:style-name="Normal">Como en todo en la vida, hay que comenzar por el principio, y para saber si una ia puede llegar a tener consciencia deberíamos empezar con la definición de esta.</text:p>
      <text:p text:style-name="Normal">------------------LA CONSCIENCIA------------------</text:p>
      <text:p text:style-name="Normal">Partimos de la base de que la consciencia no es un alma incorpórea ni una presencia misteriosa. afirmación hecha por Francis Crick, premio nobel de medicina, así como muchos otros ya que no creen necesaria esa idea.</text:p>
      <text:p text:style-name="Normal">Por otro lado, sabemos que nuestra mente es capaz de obtener información del mundo y transformarlo en las experiencias que tenemos, en memorias, en opiniones subjetivas como gustos o creencias.</text:p>
      <text:p text:style-name="Normal">Esto supone dos grandes problemas:<text:s/></text:p>
      <text:p text:style-name="Normal"><text:tab/><text:tab/><text:tab/><text:tab/><text:s text:c="3"/>- Soft Problem of Consciousness: este problema alude a que todavía no tenemos conocimiento de cómo el cerebro trabaja para crear la mente.</text:p>
      <text:p text:style-name="Normal"/>
      <text:p text:style-name="Normal"><text:tab/><text:tab/><text:tab/><text:tab/><text:s text:c="3"/>- Hard Problem of Consciousness: este en cambio,<text:s/>atiende a la pregunta de cómo a partir de como la materia se vuelve mente, cómo a partir de algo material y objetivo como el cerebro se produce algo inmaterial y subjetivo como la mente.</text:p>
      <text:p text:style-name="Normal"/>
      <text:p text:style-name="Normal">Y puesto que ni las grandes mentes ni yo (obviamente) han podido resolver estos problemas, no podemos hacer alusión a estos temas. Al darme cuenta de esto, concluí que mi trabajo se debía centra en el surgimiento evolutiva de esta,</text:p>
      <text:p text:style-name="Normal"><text:s/>ya que aquí sí que tenemos un poco más de certeza.</text:p>
      <text:p text:style-name="Normal"/>
      <text:p text:style-name="Normal">##### Surgimiento evolutivo #####</text:p>
      <text:p text:style-name="Normal"/>
      <text:p text:style-name="Normal">La consciencia ha surgido con el progresivo desarrollo del cerebro desde los animales primitivos a los seres humanos porque lleva consigo un altísimo beneficio de supervivencia les permite ser capaz de formar imágenes en la mente<text:s/>y elegir una opción adecuada para la acción evaluando la situación y experiencias pasadas.</text:p>
      <text:p text:style-name="Normal"/>
      <text:p text:style-name="Normal">Para un animal, esto tiene una gran ventaja, que le puede suponer la diferencia entre la vida o la muerte. Puede ser mucho mejor que</text:p>
      <text:p text:style-name="Normal">responder de forma refleja, es decir, con un patrón inflexible que no se adapte según las circunstancias particulares. La supervivencia le permite transmitir a sus descendientes la estructura genética concreta que</text:p>
      <text:p text:style-name="Normal">codificó la organización neuronal, promoviendo así una tendencia a analizar conscientemente las situaciones.</text:p>
      <text:p text:style-name="Normal"/>
      <text:p text:style-name="Normal">O sea, tiene un SENTIDO BIOLÓGICO, la consciencia no fue un capricho de la naturaleza.</text:p>
      <text:p text:style-name="Normal">La naturaleza no juega a los dados, como es bien sabido el cerebro humano es un gran consumidor de calorías, no tendría sentido que la evolución haya favorecido un hecho como este si no supusiera las ventajas mencionadas.</text:p>
      <text:p text:style-name="Normal"/>
      <text:p text:style-name="Normal"/>
      <text:p text:style-name="Normal">/////////////Emociones primarias</text:p>
      <text:p text:style-name="Normal"><text:tab/></text:p>
      <text:p text:style-name="Normal">Por otro lado, en estos casos donde la evaluación de la situación es tan importante, también se dan otros fenómenos, entre ellos las emociones primarias.</text:p>
      <text:p text:style-name="Normal"/>
      <text:p text:style-name="Normal">Las emociones primarias son aquellas que alertan al organismo de un peligro mortal, estas emociones pueden ser la sed, el hambre, falta de aliento.</text:p>
      <text:p text:style-name="Normal">Estas emociones primarias están relacionadas con el comportamiento instintivo, y parecen surgir de las zonas<text:s/>más basales del cerebro.</text:p>
      <text:p text:style-name="Normal"/>
      <text:p text:style-name="Normal"/>
      <text:p text:style-name="Normal">####Edelman##### Una vez aclarado todos estos conceptos, ahora podemos adentrarnos en la aparición de la consciencia primaria según Edelman.</text:p>
      <text:p text:style-name="Normal"/>
      <text:p text:style-name="Normal">Edelman dice que es el desarrollo evolutivo de la capacidad de crear una “escena” lo que condujo a la aparición de la consciencia primaria,</text:p>
      <text:p text:style-name="Normal">La cual define como la capacidad de construir una escena mental integrada en el presente. Esto no requiere lenguaje ni un verdadero sentido del yo, esto es MUY IMPORTANTE para poder responder a nuestra<text:s/>pregunta.</text:p>
      <text:p text:style-name="Normal"/>
      <text:p text:style-name="Normal">El elemento clave del proceso de generar una escena es la categorización perceptual, esta implica el proceso por el que las numerosas señales que llegan desde el mundo externo al mismo tiempo,</text:p>
      <text:p text:style-name="Normal">Y que pueden no tener ninguna conexión entre sí, son<text:s/>convertidas en señales que son útiles. Es decir, de encontrar patrones, cosa que curiosamente se les da de maravilla a los humanos, PERO MUCHO MEJOR A LAS MÁQUINAS.</text:p>
      <text:p text:style-name="Normal"/>
      <text:p text:style-name="Normal">[experimento de Herrnstein y Loveland]</text:p>
      <text:p text:style-name="Normal"/>
      <text:p text:style-name="Normal">Edelman sugiere que un animal que posee solo<text:s/>consciencia primaria puede generar una “imagen mental” o escena.<text:s/></text:p>
      <text:p text:style-name="Normal"/>
      <text:p text:style-name="Normal">Como se puede ver en el experimento de herrnstein y loveland, la memoria a corto plazo, que es fundamental la consciencia primaria, refleja experiencias previas, categóricas y conceptuales.<text:s/>(ESTA MEMORIA TAMBIEN LA TIENE IA)LSTM</text:p>
      <text:p text:style-name="Normal"/>
      <text:p text:style-name="Normal"/>
      <text:p text:style-name="Normal">Ya con todo esto, podemos empezar a intuir la respuesta a nuestra pregunta, así que sigamos.</text:p>
      <text:p text:style-name="Normal"/>
      <text:p text:style-name="Normal">------------------MAQUINAS------------------</text:p>
      <text:p text:style-name="Normal"/>
      <text:p text:style-name="Normal">En mi trabajo también me centro en las IAs y lo complejas que son de entender.</text:p>
      <text:p text:style-name="Normal">Presento también a GPT-3, el mayor modelo de lenguaje de OpenAI que está entrenada para que dada una secuencia de texto pueda predecir como tiene que completarla, con la que puedes generar texto natural realista.</text:p>
      <text:p text:style-name="Normal">Este modelo tiene una API, que nos facilita y ahorra mucho código.</text:p>
      <text:p text:style-name="Normal"/>
      <text:p text:style-name="Normal"/>
      <text:p text:style-name="Normal"/>
      <text:p text:style-name="Normal">------------------PANDEMIC------------------</text:p>
      <text:p text:style-name="Normal">Utilicé gpt3 en un videojuego, estilo Zelda, 2D con Python</text:p>
      <text:p text:style-name="Normal">Para la parte gráfica, diseñé los mapas con la herramienta Tiled, compré los diseños del pato y el robot es de una biblioteca gratuita. [fotos mapas y personajes]</text:p>
      <text:p text:style-name="Normal">Sobre el código, habrá alrededor de 500 lineas de código, que habrían sido más sin la api de gpt3.</text:p>
      <text:p text:style-name="P2">[Hablando con Robbie, el robot]</text:p>
      <text:p text:style-name="P3"/>
      <text:p text:style-name="P4"><text:span text:style-name="T5">A lo largo del trabajo</text:span><text:s/><text:span text:style-name="T6">ha queda demostrado que la consciencia tuvo una gran<text:s/></text:span><text:span text:style-name="T7">importancia en nuestro proceso evolutivo.</text:span></text:p>
      <text:p text:style-name="P8"><text:span text:style-name="T9">En cuanto a mi objetivo y mi pregunta, creo que he logrado alcanzar satisfactioriamente una conclusión. He logrado crear un método de divulgación que era el minijuego, con el que se incentive la discusión sobre estos temas.<text:s/></text:span></text:p>
      <text:p text:style-name="P10">Y haciendo uso de GPT-3, se puede ver cómo puede llegar a simular consciencia, pudiendo ser este el techo de cristal, y es que de momento no hay nada que apunte a que una máquina pueda ser plenamente consciente. Los modelos de lenguaje simplemente saben cómo responder porque tienen un gran entrenamiento con cantidades ingentes de datos con los que analizan, cuál puede ser la mejor oración con la que contestarte.</text:p>
      <text:p text:style-name="P11">Sin embargo, en la forma en la que Edelman habla de<text:s/>consciencia primaria, podemos afirmar que una ia puede llegar a tenerla, ya que no depende de un yo, solo de emociones primarias, que simplemente son señales eléctricas que podrían replicar, categorización de la percepción y memoria que como ya hemos dicho, se les da muy bien a las i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esley Necpas Alba</meta:initial-creator>
    <dc:creator>Wesley Necpas Alba</dc:creator>
    <meta:creation-date>2022-12-13T08:13:00Z</meta:creation-date>
    <dc:date>2022-12-13T23:15:00Z</dc:date>
    <meta:template xlink:href="Normal" xlink:type="simple"/>
    <meta:editing-cycles>11</meta:editing-cycles>
    <meta:editing-duration>PT9480S</meta:editing-duration>
    <meta:document-statistic meta:page-count="1" meta:paragraph-count="13" meta:word-count="1057" meta:character-count="6858" meta:row-count="48" meta:non-whitespace-character-count="5814"/>
  </office:meta>
</office:document-meta>
</file>